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2000002970E76EE76.png"/>
  <manifest:file-entry manifest:media-type="image/gif" manifest:full-path="Pictures/10000000000001FC000002ADF031AED9.gif"/>
  <manifest:file-entry manifest:media-type="image/gif" manifest:full-path="Pictures/100000000000028D0000022A29636F70.gif"/>
  <manifest:file-entry manifest:media-type="image/gif" manifest:full-path="Pictures/10000000000002B3000001FEC2429221.gif"/>
  <manifest:file-entry manifest:media-type="image/png" manifest:full-path="Pictures/10000201000002620000029705C401B6.png"/>
  <manifest:file-entry manifest:media-type="image/png" manifest:full-path="Pictures/10000201000002620000023CF9483014.png"/>
  <manifest:file-entry manifest:media-type="image/gif" manifest:full-path="Pictures/100000000000025000000314F4475CD8.gif"/>
  <manifest:file-entry manifest:media-type="image/gif" manifest:full-path="Pictures/100000000000028200000187EF689C82.gif"/>
  <manifest:file-entry manifest:media-type="image/gif" manifest:full-path="Pictures/10000000000002B3000001D27CC80E3B.gif"/>
  <manifest:file-entry manifest:media-type="image/gif" manifest:full-path="Pictures/10000000000002BE000001DC2656FB2C.gif"/>
  <manifest:file-entry manifest:media-type="image/gif" manifest:full-path="Pictures/10000000000001C4000000D2BD89887D.gif"/>
  <manifest:file-entry manifest:media-type="image/gif" manifest:full-path="Pictures/100000000000028D0000022AD1F4CE16.gif"/>
  <manifest:file-entry manifest:media-type="image/png" manifest:full-path="Pictures/1000020100000262000002AA2040C4C3.png"/>
  <manifest:file-entry manifest:media-type="image/gif" manifest:full-path="Pictures/100000000000029000000229318AE643.gif"/>
  <manifest:file-entry manifest:media-type="image/gif" manifest:full-path="Pictures/1000000000000188000000538FB945E1.gif"/>
  <manifest:file-entry manifest:media-type="image/gif" manifest:full-path="Pictures/10000000000001E00000014EF84081CC.gif"/>
  <manifest:file-entry manifest:media-type="image/gif" manifest:full-path="Pictures/100000000000020C000001CAE7020527.gif"/>
  <manifest:file-entry manifest:media-type="image/gif" manifest:full-path="Pictures/10000000000002900000019F763A364E.gif"/>
  <manifest:file-entry manifest:media-type="image/gif" manifest:full-path="Pictures/10000000000002900000018E2AEC0487.gif"/>
  <manifest:file-entry manifest:media-type="image/gif" manifest:full-path="Pictures/10000000000001FC00000273773F10AA.gif"/>
  <manifest:file-entry manifest:media-type="image/gif" manifest:full-path="Pictures/10000000000002A9000002CC5F7A0C1E.gif"/>
  <manifest:file-entry manifest:media-type="image/gif" manifest:full-path="Pictures/10000000000001E000000064737C6475.gif"/>
  <manifest:file-entry manifest:media-type="image/gif" manifest:full-path="Pictures/1000000000000286000001506D765EDD.gif"/>
  <manifest:file-entry manifest:media-type="image/gif" manifest:full-path="Pictures/10000000000001FC0000027388A5CF5F.gif"/>
  <manifest:file-entry manifest:media-type="image/gif" manifest:full-path="Pictures/10000000000001D700000142A13C6A55.gif"/>
  <manifest:file-entry manifest:media-type="image/gif" manifest:full-path="Pictures/10000000000002900000022C43F9F929.gif"/>
  <manifest:file-entry manifest:media-type="image/gif" manifest:full-path="Pictures/100000000000018A000000B09355E01A.gif"/>
  <manifest:file-entry manifest:media-type="image/gif" manifest:full-path="Pictures/10000000000002D600000208A3D68DD9.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1.1556in" style:rel-column-width="11316*"/>
    </style:style>
    <style:style style:name="Table1.B" style:family="table-column">
      <style:table-column-properties style:column-width="5.5368in" style:rel-column-width="542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1556in" style:rel-column-width="11316*"/>
    </style:style>
    <style:style style:name="Table2.B" style:family="table-column">
      <style:table-column-properties style:column-width="5.5368in" style:rel-column-width="54219*"/>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24in" table:align="margins"/>
    </style:style>
    <style:style style:name="Table3.A" style:family="table-column">
      <style:table-column-properties style:column-width="1.2076in" style:rel-column-width="11827*"/>
    </style:style>
    <style:style style:name="Table3.B" style:family="table-column">
      <style:table-column-properties style:column-width="5.4847in" style:rel-column-width="5370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2076in" style:rel-column-width="11827*"/>
    </style:style>
    <style:style style:name="Table4.B" style:family="table-column">
      <style:table-column-properties style:column-width="5.4847in" style:rel-column-width="5370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8" style:family="table">
      <style:table-properties style:width="6.6819in" fo:margin-left="0in" fo:margin-right="0.0104in" table:align="margins"/>
    </style:style>
    <style:style style:name="Table8.A" style:family="table-column">
      <style:table-column-properties style:column-width="6.6819in" style:rel-column-width="65535*"/>
    </style:style>
    <style:style style:name="Table8.A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5" style:family="table">
      <style:table-properties style:width="4.3965in" table:align="left"/>
    </style:style>
    <style:style style:name="Table5.A" style:family="table-column">
      <style:table-column-properties style:column-width="1.0215in"/>
    </style:style>
    <style:style style:name="Table5.B" style:family="table-column">
      <style:table-column-properties style:column-width="2.3021in"/>
    </style:style>
    <style:style style:name="Table5.C" style:family="table-column">
      <style:table-column-properties style:column-width="1.0729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3.0826in" table:align="left"/>
    </style:style>
    <style:style style:name="Table6.A" style:family="table-column">
      <style:table-column-properties style:column-width="2.1361in"/>
    </style:style>
    <style:style style:name="Table6.B" style:family="table-column">
      <style:table-column-properties style:column-width="0.9465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3.0826in" table:align="left"/>
    </style:style>
    <style:style style:name="Table7.A" style:family="table-column">
      <style:table-column-properties style:column-width="2.1361in"/>
    </style:style>
    <style:style style:name="Table7.B" style:family="table-column">
      <style:table-column-properties style:column-width="0.9465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paragraph-properties fo:break-before="page"/>
    </style:style>
    <style:style style:name="P6" style:family="paragraph" style:parent-style-name="Heading_20_1">
      <style:paragraph-properties fo:break-before="page"/>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style:font-name="Courier 10 Pitch1"/>
    </style:style>
    <style:style style:name="P11" style:family="paragraph" style:parent-style-name="Text_20_body">
      <style:text-properties style:font-name="Nimbus Roman No9 L"/>
    </style:style>
    <style:style style:name="P12" style:family="paragraph" style:parent-style-name="Table_20_Heading">
      <style:text-properties fo:font-style="normal" fo:font-weight="normal" style:font-style-asian="normal" style:font-weight-asian="normal" style:font-style-complex="normal" style:font-weight-complex="normal"/>
    </style:style>
    <style:style style:name="P13" style:family="paragraph" style:parent-style-name="Table_20_Contents">
      <style:paragraph-properties fo:text-align="center" style:justify-single-word="false"/>
    </style:style>
    <style:style style:name="P14" style:family="paragraph" style:parent-style-name="Code">
      <style:text-properties style:font-name="Nimbus Roman No9 L" fo:font-weight="bold" style:font-weight-asian="bold" style:font-weight-complex="bold"/>
    </style:style>
    <style:style style:name="P15" style:family="paragraph" style:parent-style-name="Code">
      <style:text-properties style:font-name="Courier 10 Pitch1" fo:font-size="10pt" style:font-size-asian="10pt" style:font-size-complex="10pt"/>
    </style:style>
    <style:style style:name="P16" style:family="paragraph" style:parent-style-name="Heading_20_2">
      <style:text-properties fo:font-size="32pt" style:font-size-asian="32pt" style:font-size-complex="32pt"/>
    </style:style>
    <style:style style:name="P17" style:family="paragraph" style:parent-style-name="Contents_20_3">
      <style:paragraph-properties>
        <style:tab-stops>
          <style:tab-stop style:position="6.2992in" style:type="right" style:leader-style="dotted" style:leader-text="."/>
        </style:tab-stops>
      </style:paragraph-properties>
    </style:style>
    <style:style style:name="P18" style:family="paragraph" style:parent-style-name="Contents_20_5">
      <style:paragraph-properties>
        <style:tab-stops>
          <style:tab-stop style:position="5.9063in" style:type="right" style:leader-style="dotted" style:leader-text="."/>
        </style:tab-stops>
      </style:paragraph-properties>
    </style:style>
    <style:style style:name="P19" style:family="paragraph" style:parent-style-name="Contents_20_1">
      <style:paragraph-properties>
        <style:tab-stops>
          <style:tab-stop style:position="6.6925in" style:type="right" style:leader-style="dotted" style:leader-text="."/>
        </style:tab-stops>
      </style:paragraph-properties>
    </style:style>
    <style:style style:name="P20" style:family="paragraph" style:parent-style-name="Contents_20_2">
      <style:paragraph-properties>
        <style:tab-stops>
          <style:tab-stop style:position="6.4957in" style:type="right" style:leader-style="dotted" style:leader-text="."/>
        </style:tab-stops>
      </style:paragraph-properties>
    </style:style>
    <style:style style:name="P21" style:family="paragraph" style:parent-style-name="Contents_20_4">
      <style:paragraph-properties>
        <style:tab-stops>
          <style:tab-stop style:position="6.1028in" style:type="right" style:leader-style="dotted" style:leader-text="."/>
        </style:tab-stops>
      </style:paragraph-properties>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T1" style:family="text">
      <style:text-properties fo:font-size="32pt" fo:font-weight="bold" style:font-size-asian="32pt" style:font-weight-asian="bold" style:font-size-complex="32pt" style:font-weight-complex="bold"/>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italic" style:font-style-asian="italic" style:font-style-complex="italic"/>
    </style:style>
    <style:style style:name="T5" style:family="text">
      <style:text-properties style:font-name="Courier 10 Pitch1"/>
    </style:style>
    <style:style style:name="T6" style:family="text">
      <style:text-properties style:font-name="Courier 10 Pitch1" fo:font-size="10pt" style:font-size-asian="10pt" style:font-size-complex="10pt"/>
    </style:style>
    <style:style style:name="T7" style:family="text">
      <style:text-properties style:font-name="Courier 10 Pitch1" fo:font-size="10pt" fo:font-style="normal" style:font-size-asian="10pt" style:font-style-asian="normal" style:font-size-complex="10pt" style:font-style-complex="normal"/>
    </style:style>
    <style:style style:name="T8" style:family="text">
      <style:text-properties style:font-name="Nimbus Roman No9 L"/>
    </style:style>
    <style:style style:name="T9" style:family="text">
      <style:text-properties style:font-name="Nimbus Roman No9 L" fo:font-style="normal" style:font-style-asian="normal" style:font-style-complex="normal"/>
    </style:style>
    <style:style style:name="T10" style:family="text">
      <style:text-properties style:font-name="Nimbus Roman No9 L" fo:font-style="italic" style:font-style-asian="italic" style:font-style-complex="italic"/>
    </style:style>
    <style:style style:name="T11"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fo:padding="0.0193in" fo:border="0.0071in solid #000000"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padding="0.0193in" fo:border="0.0071in solid #000000"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6"><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Guide to I/O System</text:span></text:p>
      <text:p text:style-name="P1"/>
      <text:p text:style-name="P1"/>
      <text:p text:style-name="P1"/>
      <text:p text:style-name="P2"/>
      <text:p text:style-name="P2"/>
      <text:p text:style-name="P2"/>
      <text:p text:style-name="P2"/>
      <text:p text:style-name="P2">2010-01-22</text:p>
      <text:p text:style-name="P2"/>
      <text:p text:style-name="P4"/>
      <text:p text:style-name="P3"/>
      <text:p text:style-name="P3"><text:tab/>Copyright SSAB Oxelösund AB 2007</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About this Guide <text:tab/>6</text:p>
          <text:p text:style-name="P19">Introduction<text:tab/>7</text:p>
          <text:p text:style-name="P19">Overview<text:tab/>8</text:p>
          <text:p text:style-name="P20">Levels<text:tab/>8</text:p>
          <text:p text:style-name="P20">Configuration<text:tab/>8</text:p>
          <text:p text:style-name="P19">I/O System<text:tab/>9</text:p>
          <text:p text:style-name="P20">PSS9000<text:tab/>10</text:p>
          <text:p text:style-name="P17">Rack objekt<text:tab/>10</text:p>
          <text:p text:style-name="P21">Rack_SSAB<text:tab/>10</text:p>
          <text:p text:style-name="P18">Attributes<text:tab/>10</text:p>
          <text:p text:style-name="P18">Driver<text:tab/>10</text:p>
          <text:p text:style-name="P21">Ssab_RemoteRack<text:tab/>10</text:p>
          <text:p text:style-name="P18">Attributes<text:tab/>10</text:p>
          <text:p text:style-name="P17">Di card<text:tab/>11</text:p>
          <text:p text:style-name="P21">Ssab_BaseDiCard<text:tab/>11</text:p>
          <text:p text:style-name="P21">Ssab_DI32D<text:tab/>11</text:p>
          <text:p text:style-name="P17">Do cards<text:tab/>11</text:p>
          <text:p text:style-name="P21">Ssab_BaseDoCard<text:tab/>11</text:p>
          <text:p text:style-name="P21">Ssab_DO32KTS<text:tab/>12</text:p>
          <text:p text:style-name="P21">Ssab_DO32KTS_Stall<text:tab/>12</text:p>
          <text:p text:style-name="P17">Ai cards<text:tab/>12</text:p>
          <text:p text:style-name="P21">Ssab_BaseACard<text:tab/>12</text:p>
          <text:p text:style-name="P21">Ssab_AI8uP<text:tab/>12</text:p>
          <text:p text:style-name="P21">Ssab_AI16uP<text:tab/>13</text:p>
          <text:p text:style-name="P21">Ssab_AI32uP<text:tab/>13</text:p>
          <text:p text:style-name="P21">Ssab_AI16uP_Logger<text:tab/>13</text:p>
          <text:p text:style-name="P17">Ao cards<text:tab/>13</text:p>
          <text:p text:style-name="P21">Ssab_AO16uP<text:tab/>13</text:p>
          <text:p text:style-name="P21">Ssab_AO8uP<text:tab/>13</text:p>
          <text:p text:style-name="P21">Ssab_AO8uPL<text:tab/>13</text:p>
          <text:p text:style-name="P17">Co kort<text:tab/>13</text:p>
          <text:p text:style-name="P21">Ssab_CO4uP<text:tab/>13</text:p>
          <text:p text:style-name="P20">Profibus<text:tab/>15</text:p>
          <text:p text:style-name="P17">The profibus configuator<text:tab/>15</text:p>
          <text:p text:style-name="P21">Address<text:tab/>16</text:p>
          <text:p text:style-name="P21">SlaveGsdData<text:tab/>16</text:p>
          <text:p text:style-name="P21">UserPrmData<text:tab/>16</text:p>
          <text:p text:style-name="P21">Module<text:tab/>17</text:p>
          <text:p text:style-name="P17">Specify the data area<text:tab/>18</text:p>
          <text:p text:style-name="P21">Digital inputs<text:tab/>18</text:p>
          <text:p text:style-name="P21">Analog inputs<text:tab/>19</text:p>
          <text:p text:style-name="P21">Digital outputs<text:tab/>19</text:p>
          <text:p text:style-name="P21">Analog outputs<text:tab/>19</text:p>
          <text:p text:style-name="P21">Complex dataareas<text:tab/>19</text:p>
          <text:p text:style-name="P17">Driver<text:tab/>19</text:p>
          <text:p text:style-name="P17">Agent object<text:tab/>19</text:p>
          <text:p text:style-name="P21"><text:soft-page-break/>Pb_Profiboard<text:tab/>19</text:p>
          <text:p text:style-name="P17">Slave objects<text:tab/>19</text:p>
          <text:p text:style-name="P21">Pb_Dp_Slave<text:tab/>19</text:p>
          <text:p text:style-name="P21">ABB_ACS_Pb_Slave<text:tab/>20</text:p>
          <text:p text:style-name="P21">Siemens_ET200S_IM151<text:tab/>20</text:p>
          <text:p text:style-name="P21">Siemens ET200M_IM153<text:tab/>20</text:p>
          <text:p text:style-name="P17">Module objects<text:tab/>20</text:p>
          <text:p text:style-name="P21">Pb_Module<text:tab/>20</text:p>
          <text:p text:style-name="P21">ABB_ACS_PPO5<text:tab/>20</text:p>
          <text:p text:style-name="P21">Siemens_ET200S_Ai2<text:tab/>20</text:p>
          <text:p text:style-name="P21">Siemens_ET200S_Ao2<text:tab/>20</text:p>
          <text:p text:style-name="P21">Siemens_ET200M_Di4<text:tab/>20</text:p>
          <text:p text:style-name="P21">Siemens_ET200M_Di2<text:tab/>20</text:p>
          <text:p text:style-name="P21">Siemens_ET200M_Do4<text:tab/>20</text:p>
          <text:p text:style-name="P21">Siemens_ET200M_Do2<text:tab/>20</text:p>
          <text:p text:style-name="P20">MODBUS TCP<text:tab/>21</text:p>
          <text:p text:style-name="P17">Configuration of a device<text:tab/>21</text:p>
          <text:p text:style-name="P21">Master<text:tab/>21</text:p>
          <text:p text:style-name="P21">Slaves<text:tab/>21</text:p>
          <text:p text:style-name="P21">Modules<text:tab/>22</text:p>
          <text:p text:style-name="P17">Specify the data area<text:tab/>23</text:p>
          <text:p text:style-name="P21">Example<text:tab/>23</text:p>
          <text:p text:style-name="P17">Master object<text:tab/>26</text:p>
          <text:p text:style-name="P21">Modbus_Master<text:tab/>26</text:p>
          <text:p text:style-name="P17">Slave objects<text:tab/>26</text:p>
          <text:p text:style-name="P21">Modbus_TCP_Slave<text:tab/>26</text:p>
          <text:p text:style-name="P17">Module objects<text:tab/>27</text:p>
          <text:p text:style-name="P21">Modbus_Module<text:tab/>27</text:p>
          <text:p text:style-name="P20">MotionControl USB I/O<text:tab/>28</text:p>
          <text:p text:style-name="P17">Driver<text:tab/>28</text:p>
          <text:p text:style-name="P17">Rack object<text:tab/>28</text:p>
          <text:p text:style-name="P21">MotonControl_USB<text:tab/>28</text:p>
          <text:p text:style-name="P17">Kortobjekt<text:tab/>29</text:p>
          <text:p text:style-name="P21">MotionControl_USBIO<text:tab/>29</text:p>
          <text:p text:style-name="P17">Channels<text:tab/>29</text:p>
          <text:p text:style-name="P21">Ai configuration<text:tab/>29</text:p>
          <text:p text:style-name="P21">Ao configuration<text:tab/>30</text:p>
          <text:p text:style-name="P17">Link file<text:tab/>30</text:p>
          <text:p text:style-name="P19">Adaption of I/O systems<text:tab/>31</text:p>
          <text:p text:style-name="P20">Overview<text:tab/>31</text:p>
          <text:p text:style-name="P17">Levels<text:tab/>31</text:p>
          <text:p text:style-name="P17">Area objekt<text:tab/>32</text:p>
          <text:p text:style-name="P17">I/O objects<text:tab/>32</text:p>
          <text:p text:style-name="P17">Processes<text:tab/>32</text:p>
          <text:p text:style-name="P17">Framework<text:tab/>32</text:p>
          <text:p text:style-name="P17">Methods<text:tab/>33</text:p>
          <text:p text:style-name="P20">Framework<text:tab/>33</text:p>
          <text:p text:style-name="P20">Create I/O objects<text:tab/>35</text:p>
          <text:p text:style-name="P17">Flags<text:tab/>37</text:p>
          <text:p text:style-name="P17">Attributes<text:tab/>38</text:p>
          <text:p text:style-name="P21"><text:soft-page-break/>Description<text:tab/>38</text:p>
          <text:p text:style-name="P21">Process<text:tab/>38</text:p>
          <text:p text:style-name="P21">ThreadObject<text:tab/>38</text:p>
          <text:p text:style-name="P17">Method objects<text:tab/>38</text:p>
          <text:p text:style-name="P21">Agents<text:tab/>39</text:p>
          <text:p text:style-name="P21">Racks<text:tab/>39</text:p>
          <text:p text:style-name="P21">Cards<text:tab/>39</text:p>
          <text:p text:style-name="P21">Connect-method for a ThreadObject<text:tab/>39</text:p>
          <text:p text:style-name="P20">Methods<text:tab/>40</text:p>
          <text:p text:style-name="P21">Local data structure<text:tab/>40</text:p>
          <text:p text:style-name="P21">Agent-Methods<text:tab/>40</text:p>
          <text:p text:style-name="P18">IoAgentInit<text:tab/>40</text:p>
          <text:p text:style-name="P18">IoAgentClose<text:tab/>40</text:p>
          <text:p text:style-name="P18">IoAgentRead<text:tab/>41</text:p>
          <text:p text:style-name="P18">IoAgentWrite<text:tab/>41</text:p>
          <text:p text:style-name="P18">IoAgentSwap<text:tab/>41</text:p>
          <text:p text:style-name="P18">Rack-metoder<text:tab/>41</text:p>
          <text:p text:style-name="P18">IoRackInit<text:tab/>41</text:p>
          <text:p text:style-name="P18">IoRackClose<text:tab/>41</text:p>
          <text:p text:style-name="P18">IoRackRead<text:tab/>41</text:p>
          <text:p text:style-name="P18">IoRackWrite<text:tab/>41</text:p>
          <text:p text:style-name="P18">IoRackSwap<text:tab/>41</text:p>
          <text:p text:style-name="P18">Card-metoder<text:tab/>41</text:p>
          <text:p text:style-name="P18">IoCardInit<text:tab/>41</text:p>
          <text:p text:style-name="P18">IoCardClose<text:tab/>42</text:p>
          <text:p text:style-name="P18">IoCardRead<text:tab/>42</text:p>
          <text:p text:style-name="P18">IoCardWrite<text:tab/>42</text:p>
          <text:p text:style-name="P18">IoCardSwap<text:tab/>42</text:p>
          <text:p text:style-name="P21">Method registration<text:tab/>42</text:p>
          <text:p text:style-name="P21">Class registration<text:tab/>42</text:p>
          <text:p text:style-name="P18">Module in Proview base system<text:tab/>42</text:p>
          <text:p text:style-name="P18">Project<text:tab/>42</text:p>
          <text:p text:style-name="P21">Example of rack methods<text:tab/>43</text:p>
          <text:p text:style-name="P21">Example of the methods of a digital input card<text:tab/>44</text:p>
          <text:p text:style-name="P21">Example of the methods of a digital output card<text:tab/>47</text:p>
          <text:p text:style-name="P20">Step by step description<text:tab/>50</text:p>
          <text:p text:style-name="P17">Attach to a project<text:tab/>50</text:p>
          <text:p text:style-name="P21">Create classes<text:tab/>50</text:p>
          <text:p text:style-name="P18">Create a class volume<text:tab/>50</text:p>
          <text:p text:style-name="P18">Open the classvolume<text:tab/>51</text:p>
          <text:p text:style-name="P18">Create a rack class<text:tab/>52</text:p>
          <text:p text:style-name="P18">Create a card class<text:tab/>53</text:p>
          <text:p text:style-name="P18">Build the classvolume<text:tab/>59</text:p>
          <text:p text:style-name="P21">Install the driver<text:tab/>59</text:p>
          <text:p text:style-name="P17">Write methods<text:tab/>60</text:p>
          <text:p text:style-name="P18">Class registration<text:tab/>64</text:p>
          <text:p text:style-name="P18">Makefile<text:tab/>64</text:p>
          <text:p text:style-name="P18">Link file<text:tab/>65</text:p>
          <text:p text:style-name="P21">Configure the node hierarchy<text:tab/>65</text:p>
        </text:index-body>
      </text:table-of-content>
      <text:p text:style-name="P3"/>
      <text:h text:style-name="P6" text:outline-level="1" text:is-list-header="true">About this Guide </text:h>
      <text:p text:style-name="Text_20_body"><text:span text:style-name="T2">The </text:span><text:span text:style-name="T4">Proview Guide to I/O System</text:span> <text:span text:style-name="T4"><text:s/></text:span><text:span text:style-name="T2">is intended for persons who will connect different kinds of I/O systems to Proview, and for users that will gain a deeper understanding of how the I/O handling or proview works. The first part is an overview of the I/O systems adapted to Proview, and the second part a description of how to adapt new I/O systems to Proview.</text:span></text:p>
      <text:h text:style-name="Heading_20_1" text:outline-level="1" text:is-list-header="true">Introduction</text:h>
      <text:p text:style-name="Text_20_body">The Proview I/O handling consists of a framework that is designed to</text:p>
      <text:list text:style-name="L1">
        <text:list-item>
          <text:p text:style-name="P22">be portable and runnable on different platforms.</text:p>
        </text:list-item>
        <text:list-item>
          <text:p text:style-name="P22">handle I/O devices on the local bus.</text:p>
        </text:list-item>
        <text:list-item>
          <text:p text:style-name="P22">handle distributed I/O systems and communicate with remote rack systems.</text:p>
        </text:list-item>
        <text:list-item>
          <text:p text:style-name="P22">make it possible to add new I/O-systems with ease.</text:p>
        </text:list-item>
        <text:list-item>
          <text:p text:style-name="P22">allow projects to implement local I/O systems.</text:p>
        </text:list-item>
        <text:list-item>
          <text:p text:style-name="P22">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objects contains channelobjects for the channels on the cards. The channelobjects are connected to signal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level consist of slave objects, that represent the profibus slaves that are connected to the Profibus circuit. The cardlevel consist of module objects that represent modules handled by the slaves. The Channel objects represent data sent on the bus from the mastercard to the modules or vice versa. <text:s/></text:p>
      <text:h text:style-name="Heading_20_1" text:outline-level="1" text:is-list-header="true">I/O System</text:h>
      <text:p text:style-name="Text_20_body">This chapter contains descriptions of the I/O systems that are implemented in Proview.</text:p>
      <text:p text:style-name="Text_20_body"/>
      <text:p text:style-name="P5"/>
      <text:h text:style-name="P16"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7">The Rack_SSAB object represents a 19” PSS9000 rack with QBUS backplane. The number of card slots can vary.</text:p>
      <text:p text:style-name="P7">The rack is connected to a x86 PC with a PCI-QBUS converter card, PCI-Q, that is installed into the PC and connected to the rack with a cable. Several racks can be connected via bus extension card.</text:p>
      <text:p text:style-name="P7">The rack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7">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text:soft-page-break/>is 1.</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Di card</text:h>
      <text:p text:style-name="Text_20_body">All digital inputcards have a common base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cards have a common base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ext:soft-page-break/>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card of type Ai8uP. The card has 8 channels, whose AiChan objects are internal attributes in the card object. The object is positioned as a child to a Rack_SSAB or Ssab_RemoteRack object. Attributes, see BaseACard.</text:p>
      <text:h text:style-name="Heading_20_4" text:outline-level="4"><text:soft-page-break/>Ssab_AI16uP</text:h>
      <text:p text:style-name="Text_20_body">The object configures an analog input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3" text:outline-level="3">Co kort</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8"><draw:frame draw:style-name="fr2" draw:name="graphics11" text:anchor-type="paragraph" svg:x="0.0228in" svg:y="0in" svg:width="5.2917in" svg:height="7.1354in" draw:z-index="12"><draw:image xlink:href="Pictures/10000000000001FC000002ADF031AED9.gif" xlink:type="simple" xlink:show="embed" xlink:actuate="onLoad"/></draw:frame><text:soft-page-break/>Fig PSS9000 configuration example</text:p>
      <text:h text:style-name="Heading_20_5" text:outline-level="5"/>
      <text:p text:style-name="Text_20_body"/>
      <text:p text:style-name="P5"/>
      <text:h text:style-name="P16" text:outline-level="2" text:is-list-header="true">Profibus</text:h>
      <text:p text:style-name="Text_20_body">Profibus is a fieldbus with nodes of type master and slave. The usual configuration is a monomastersystem with one master and up to 125 slaves. Each slave can handle one or several modules.</text:p>
      <text:p text:style-name="Text_20_body">In the Proview I/O handling the master represents the agent level, the slaves the rack level, and the module the card level. </text:p>
      <text:p text:style-name="Text_20_body">Proview has support for the mastercard <text:span text:style-name="T4">Softing PROFIboard PCI</text:span> (see <text:a xlink:type="simple" xlink:href="http://www.softing.com/">www.softing.com</text:a>) that is installed in the PCI-bus of the process station. The card is configured by an object of class Profibus:Pb_Profiboard that is placed below the $Node object.</text:p>
      <text:p text:style-name="Text_20_body">Each slave connected to the profibus circuit is configured with an object of class Pb_DP_Slave, or a subclass to this class. The slave objects are placed as children to the master object. For the slave objects, a profibus configurator can be opened, that configures the slave object, and creates module object for the modules that is handled by the slave. The profibus configurator uses the gsd-file for the slave. The gsd-file is a textfile supplied by the vendor, that describes the various configurations available for the actual slave. Before opening the profibus configurator you has to specify the name of the gsd-file. Copy the file to $pwrp_exe and insert the filename into the attribute GSDfile in the slave object.</text:p>
      <text:p text:style-name="Text_20_body">If there is a subclass present for the slave your about to configure, e.g. Siemens_ET200S_IM151, the gsd-file is already stated in the slave object, and the gsd-file is included in the Proview distribution.</text:p>
      <text:p text:style-name="Text_20_body">When this operation is preformed, the profibus configurator is opened by rightclicking on the object and activating 'Configure Slave' from the popup menu.</text:p>
      <text:h text:style-name="Heading_20_3" text:outline-level="3">The profibus configuator</text:h>
      <text:p text:style-name="Text_20_body">The p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126in" svg:y="0.2327in" svg:width="5.2917in" svg:height="6.5311in" draw:z-index="0"><draw:image xlink:href="Pictures/10000000000001FC00000273773F10AA.gif" xlink:type="simple" xlink:show="embed" xlink:actuate="onLoad"/></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4">SlaveGsdData </text:span>contains informational data.</text:p>
      <text:h text:style-name="Heading_20_4" text:outline-level="4">UserPrmData</text:h>
      <text:p text:style-name="Text_20_body">The map <text:span text:style-name="T4">UserPrmData</text:span> contains the parameter that can be configured for the current slave.</text:p>
      <text:h text:style-name="Heading_20_4" text:outline-level="4"><text:soft-page-break/>Module</text:h>
      <text:p text:style-name="Text_20_body">A slave can handle one or several modules. There are modulare slaves with one single module, where the slave and the module constitutes on unit. and there are slaves of rack type, into which a large number of modules can be inserted. The Profibus configurator displaye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etypes supported by the current slave. The list is found below <text:span text:style-name="T4">Type</text:span>.</text:p>
      <text:p text:style-name="P8"><draw:frame draw:style-name="fr2" draw:name="graphics9" text:anchor-type="paragraph" svg:x="-0.0083in" svg:y="0.0835in" svg:width="5.2917in" svg:height="6.5311in" draw:z-index="4"><draw:image xlink:href="Pictures/10000000000001FC0000027388A5CF5F.gif" xlink:type="simple" xlink:show="embed" xlink:actuate="onLoad"/></draw:frame>Fig Module Type and Class selected</text:p>
      <text:p text:style-name="Text_20_body">When the type is chosen, the parameter of the selected moduletype is configured under <text:span text:style-name="T4">UserPrmData</text:span>.</text:p>
      <text:p text:style-name="Text_20_body">You also have to state a class for the module object. At the configuration, a module object is created for each configured module. The object is of class Pb_Module or a subclass of that class. Under <text:soft-page-break/><text:span text:style-name="T4">Class</text:span> all the subclasses to Pb_Module are listed. If you find a class corresponding to the current module type, you select this class, otherwise you select the baseclass Pb_Module. The difference between the subclasses and the baseclass is that in the subclasses, the dataarea is specified with channel objects (se section Specify the data area).</text:p>
      <text:p text:style-name="Text_20_body">When all the modules are configured you save by clicking on 'Ok' and leave by clicking 'Cancel'. The moduleobjects with specified objectnames and classes are now created below the slave object. </text:p>
      <text:p text:style-name="Text_20_body">If you are lucky, you will find a module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126in" svg:y="2.1547in" svg:width="5in" svg:height="3.4791in" draw:z-index="8"><draw:image xlink:href="Pictures/10000000000001E00000014EF84081CC.gif" xlink:type="simple" xlink:show="embed" xlink:actuate="onLoad"/></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objects are placed as children to the moduleobject, or, if you choose do make a specific class for the module, as internal attributes in the module object. In the channel object you should set <text:span text:style-name="T4">Representation</text:span>, that specifies the format of a parameter, and in som cases also <text:span text:style-name="T4">Number</text:span> (for Bit representation). In the slave object you might have to set the <text:span text:style-name="T4">ByteOrdering</text:span> (LittleEndian or BigEndian) and <text:span text:style-name="T4">FloatRepresentation</text:span> (Intel or IEEE).</text:p>
      <text:p text:style-name="Text_20_body"/>
      <text:h text:style-name="Heading_20_4" text:outline-level="4">Digital inputs</text:h>
      <text:p text:style-name="Text_20_body">Digital inputmodules send the value of the inputs as bits in a word. Each input is specified with a <text:soft-page-break/>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4">FloatRepresentation</text:span> (FloatIntel or FloatIEEE) in the slave object. Ranges for conversion to engineering value are specified in <text:span text:style-name="T4">RawValRange</text:span>, <text:span text:style-name="T4">ChannelSigValRange</text:span>, <text:span text:style-name="T4">SensorSigValRange</text:span> and <text:span text:style-name="T4">ActValRange</text:span> (as the signalvalue is not used <text:span text:style-name="T4">ChannelSigValRange</text:span> and <text:span text:style-name="T4">SensorSigValRange</text:span> can have the same value as <text:span text:style-name="T4">RawValRange</text:span>).</text:p>
      <text:h text:style-name="Heading_20_4" text:outline-level="4">Digital outputs</text:h>
      <text:p text:style-name="Text_20_body">Digital outputs are specified with ChanDo objects. <text:span text:style-name="T4">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4">Representation</text:span> and specify ranges for conversion from engineering unit to transfer value (set <text:span text:style-name="T4">ChannelSigValRange</text:span> and <text:span text:style-name="T4">SensorSigValRange</text:span> equal to <text:span text:style-name="T4">RawValRange</text:span>).</text:p>
      <text:h text:style-name="Heading_20_4" text:outline-level="4">Complex dataareas</text:h>
      <text:p text:style-name="Text_20_body">Many <text:s/>modules sends a mixture of integer, float, bitmasks etc. You then have to combine channel objects of different type. The channel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www.softing.com</text:a>.</text:p>
      <text:h text:style-name="Heading_20_3" text:outline-level="3">Agent object</text:h>
      <text:h text:style-name="Heading_20_4" text:outline-level="4">Pb_Profiboard</text:h>
      <text:p text:style-name="Text_20_body">Agent object for a p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profibus agent object. In the attribute <text:span text:style-name="T4">GSDfile</text:span> the gsd-file for the current slave is stated. When the gsd-file is supplied the slave can be configured by the Profibus configurator.</text:p>
      <text:h text:style-name="Heading_20_4" text:outline-level="4"><text:soft-page-break/>ABB_ACS_Pb_Slave</text:h>
      <text:p text:style-name="Text_20_body">Slave object for a frequencyconverter ABB ACS800 with protocol PPO5.</text:p>
      <text:h text:style-name="Heading_20_4" text:outline-level="4">Siemens_ET200S_IM151</text:h>
      <text:p text:style-name="Text_20_body">Slaveobject for a Siemens ET200S IM151.</text:p>
      <text:h text:style-name="Heading_20_4" text:outline-level="4">Siemens ET200M_IM153</text:h>
      <text:p text:style-name="Text_20_body">Slave object for a Siemens ET200M IM153.</text:p>
      <text:h text:style-name="Heading_20_3" text:outline-level="3">Module objects</text:h>
      <text:h text:style-name="Heading_20_4" text:outline-level="4">Pb_Module</text:h>
      <text:p text:style-name="Text_20_body">Baseclass for a profibus module. The object is created by the Profibus configurator. Placed as child to a slave object.</text:p>
      <text:h text:style-name="Heading_20_4" text:outline-level="4">ABB_ACS_PPO5</text:h>
      <text:p text:style-name="Text_20_body">Moduleobject for a frequencyconverter ABB ACS800 with protocol PPO5.</text:p>
      <text:h text:style-name="Heading_20_4" text:outline-level="4">Siemens_ET200S_Ai2</text:h>
      <text:p text:style-name="Text_20_body">Moduleobject for a Siemens ET200S module with 2 analog inputs.</text:p>
      <text:h text:style-name="Heading_20_4" text:outline-level="4">Siemens_ET200S_Ao2</text:h>
      <text:p text:style-name="Text_20_body">Moduleobject for a Siemens ET200S module with 2 analog outputs.</text:p>
      <text:h text:style-name="Heading_20_4" text:outline-level="4">Siemens_ET200M_Di4</text:h>
      <text:p text:style-name="Text_20_body">Moduleobject for a Siemens ET200M module with 4 digital inputs.</text:p>
      <text:h text:style-name="Heading_20_4" text:outline-level="4">Siemens_ET200M_Di2</text:h>
      <text:p text:style-name="Text_20_body">Moduleobject for a Siemens ET200M module with 2 digital inputs.</text:p>
      <text:h text:style-name="Heading_20_4" text:outline-level="4">Siemens_ET200M_Do4</text:h>
      <text:p text:style-name="Text_20_body">Moduleobject for a Siemens ET200M module with 4 digital outputs.</text:p>
      <text:h text:style-name="Heading_20_4" text:outline-level="4">Siemens_ET200M_Do2</text:h>
      <text:p text:style-name="Text_20_body">Moduleobject for a Siemens ET200M module with 2 digital outputs.</text:p>
      <text:p text:style-name="P5"/>
      <text:h text:style-name="P16" text:outline-level="2">MODBUS TCP</text:h>
      <text:p text:style-name="Text_20_body">MODBUS is an application layer messaging protocol that provides client/server communication between devices. Proview implements the MODBUS messaging service over TCP/IP.</text:p>
      <text:p text:style-name="Text_20_body">MODBUS is a request/reply protocol and offers services specified by function codes. For more information on the MODBUS protocol see the documents:</text:p>
      <text:p text:style-name="P9">MODBUS Application Protocol Specification V1.1b</text:p>
      <text:p text:style-name="P9">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h text:style-name="Heading_20_4" text:outline-level="4">Master</text:h>
      <text:p text:style-name="Text_20_body">Insert a Modbus_Master-object in the node-hierarchy. By default all modbus communication will be handled by one plc-thread. Connect the master to a plc-thread.</text:p>
      <text:h text:style-name="Heading_20_4" text:outline-level="4">Slaves</text:h>
      <text:p text:style-name="Text_20_body">As children to the master-object you configure the devices that you want to communicate with. Each device will be represented by a Modbus_TCP_Slave-object.</text:p>
      <text:p text:style-name="Text_20_body">Insert a Modbus_TCP_Slave-object in the node-hierarchy. Specify the ip-address of the MODBUS device. By default the device will be handled by a plc-thread. Connect the slave to a plc-thread. An example is given below. </text:p>
      <text:p text:style-name="Text_20_body"><draw:frame draw:style-name="fr3" draw:name="graphics25" text:anchor-type="paragraph" svg:width="5.1583in" svg:height="5.6689in" draw:z-index="24"><draw:image xlink:href="Pictures/1000020100000262000002AA2040C4C3.png" xlink:type="simple" xlink:show="embed" xlink:actuate="onLoad"/></draw:frame><text:soft-page-break/></text:p>
      <text:p text:style-name="Text_20_body"/>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4">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9">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tation on the ChanDi should be set to Bit8.</text:p>
      <text:p text:style-name="P9">ReadHoldingRegisters (FC 3)</text:p>
      <text:p text:style-name="Text_20_body"><text:soft-page-break/>This function code is used to read the contents of a contiguous block of holding registers in a remote device. A register is 2 bytes long.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9">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9">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9">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4">Representation</text:span>, that specifies the format of a parameter, and in some cases also <text:span text:style-name="T4">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4">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8">Input area</text:p>
      <table:table table:name="Table8" table:style-name="Table8">
        <table:table-column table:style-name="Table8.A"/>
        <text:soft-page-break/>
        <table:table-row>
          <table:table-cell table:style-name="Table8.A1" office:value-type="string">
            <text:p text:style-name="P12">1 register (2 bytes) digital input data, 6 lowest bits represent the inputs</text:p>
          </table:table-cell>
        </table:table-row>
        <table:table-row>
          <table:table-cell table:style-name="Table8.A2" office:value-type="string">
            <text:p text:style-name="P13">1 register (2 bytes) digital input status</text:p>
          </table:table-cell>
        </table:table-row>
        <table:table-row>
          <table:table-cell table:style-name="Table8.A2" office:value-type="string">
            <text:p text:style-name="P13">1 register (2 bytes) echo digital output</text:p>
          </table:table-cell>
        </table:table-row>
        <table:table-row>
          <table:table-cell table:style-name="Table8.A2" office:value-type="string">
            <text:p text:style-name="P13">1 register, digital output status</text:p>
          </table:table-cell>
        </table:table-row>
        <table:table-row>
          <table:table-cell table:style-name="Table8.A2" office:value-type="string">
            <text:p text:style-name="P13">1 register, analog input channel 1</text:p>
          </table:table-cell>
        </table:table-row>
        <table:table-row>
          <table:table-cell table:style-name="Table8.A2" office:value-type="string">
            <text:p text:style-name="P13">1 register, analog input channel 2</text:p>
          </table:table-cell>
        </table:table-row>
        <table:table-row>
          <table:table-cell table:style-name="Table8.A2" office:value-type="string">
            <text:p text:style-name="P13">1 register, echo analog output channel 1</text:p>
          </table:table-cell>
        </table:table-row>
        <table:table-row>
          <table:table-cell table:style-name="Table8.A2" office:value-type="string">
            <text:p text:style-name="P13">1 register, echo analog output channel 2</text:p>
          </table:table-cell>
        </table:table-row>
      </table:table>
      <text:p text:style-name="Text_20_body"/>
      <text:p text:style-name="P8">Output area</text:p>
      <table:table table:name="Table9" table:style-name="Table9">
        <table:table-column table:style-name="Table9.A"/>
        <table:table-header-rows>
          <table:table-row>
            <table:table-cell table:style-name="Table9.A1" office:value-type="string">
              <text:p text:style-name="P12">1 register digital output data, 6 lowest bits represent the outputs</text:p>
            </table:table-cell>
          </table:table-row>
        </table:table-header-rows>
        <table:table-row>
          <table:table-cell table:style-name="Table9.A2" office:value-type="string">
            <text:p text:style-name="P13">1 register, analog output channel 1</text:p>
          </table:table-cell>
        </table:table-row>
        <table:table-row>
          <table:table-cell table:style-name="Table9.A2" office:value-type="string">
            <text:p text:style-name="P13">1 register, analog output channel 2</text:p>
          </table:table-cell>
        </table:table-row>
      </table:table>
      <text:p text:style-name="Text_20_body"/>
      <text:p text:style-name="P8">Configuration</text:p>
      <text:p text:style-name="Text_20_body">The configuration is made with 2 Modbus modules. One will read holding registers starting at address 5391 and one will write registers starting at address 0.</text:p>
      <text:p text:style-name="Text_20_body"><draw:frame draw:style-name="fr3" draw:name="graphics26" text:anchor-type="paragraph" svg:width="5.3035in" svg:height="5.1602in" draw:z-index="25"><draw:image xlink:href="Pictures/10000201000002620000023CF9483014.png" xlink:type="simple" xlink:show="embed" xlink:actuate="onLoad"/></draw:frame></text:p>
      <text:p text:style-name="Text_20_body"><text:soft-page-break/></text:p>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3" draw:name="graphics27" text:anchor-type="paragraph" svg:width="5.5772in" svg:height="6.0673in" draw:z-index="26"><draw:image xlink:href="Pictures/10000201000002620000029705C401B6.png" xlink:type="simple" xlink:show="embed" xlink:actuate="onLoad"/></draw:frame></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3" draw:name="graphics28" text:anchor-type="paragraph" svg:width="5.4681in" svg:height="6.1543in" draw:z-index="27"><draw:image xlink:href="Pictures/1000020100000262000002970E76EE76.png" xlink:type="simple" xlink:show="embed" xlink:actuate="onLoad"/></draw:frame><text:soft-page-break/></text:p>
      <text:h text:style-name="Heading_20_3" text:outline-level="3">Master object</text:h>
      <text:h text:style-name="Heading_20_4" text:outline-level="4">Modbus_Master</text:h>
      <text:p text:style-name="Text_20_body">Baseobject for a Modbus master. You need to have a master-object to be able to handle Modbus TCP communication at all. This is new since version V4.6.0 and was added to be able to handle the slaves in a little bit more intelligent way. Connect which plc-thread that will <text:s/>run the communication with the slaves.</text:p>
      <text:h text:style-name="Heading_20_3" text:outline-level="3">Slave objects</text:h>
      <text:h text:style-name="Heading_20_4" text:outline-level="4">Modbus_TCP_Slave</text:h>
      <text:p text:style-name="Text_20_body">Baseobject for a Modbus slave. Reside in the node hierarchy and is placed as a child to a Modbus_Master-object. TCP/IP-address of the device is configured. See futher information in the help for this class.</text:p>
      <text:h text:style-name="Heading_20_3" text:outline-level="3"><text:soft-page-break/>Module objects</text:h>
      <text:h text:style-name="Heading_20_4" text:outline-level="4">Modbus_Module</text:h>
      <text:p text:style-name="Text_20_body">Baseclass for a Modbus module. Placed as child to a slave object. Wanted function code is chosen. See futher information in the help for this class.</text:p>
      <text:p text:style-name="Standard"/>
      <text:p text:style-name="P5"/>
      <text:h text:style-name="P16"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10">&gt; tar -xvzf usbio.tar.tz</text:p>
      <text:p text:style-name="Text_20_body">Build the driver with make</text:p>
      <text:p text:style-name="P10">&gt; cd usbio/driver/linux-2.6</text:p>
      <text:p text:style-name="P10">&gt; make</text:p>
      <text:p text:style-name="Text_20_body">Install the driver <text:span text:style-name="T5">usbio.ko </text:span><text:span text:style-name="T8">as root</text:span></text:p>
      <text:p text:style-name="P10">&gt; insmod usbio.ko</text:p>
      <text:p text:style-name="Text_20_body">Allow all to read and write to the driver</text:p>
      <text:p text:style-name="P10">&gt; chmod a+rw /dev/usbio0</text:p>
      <text:p text:style-name="P11">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4">Connect PlcThread</text:span> in the <text:s/>popup menu for the rack object.</text:p>
      <text:h text:style-name="Heading_20_3" text:outline-level="3"><text:soft-page-break/>Kortobjek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ext:soft-page-break/>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9">plc_'nodename'_'busnumber'.opt</text:span><text:span text:style-name="T10">,</text:span> e.g. <text:span text:style-name="T5">$pwrp_exe/plc_mynode_0517.opt </text:span><text:span text:style-name="T8">with the content</text:span></text:p>
      <text:p text:style-name="Code">$pwr_obj/rt_io_user.o -lusbio</text:p>
      <text:p text:style-name="Text_20_body"/>
      <text:h text:style-name="Heading_20_1" text:outline-level="1">Adaption of I/O systems</text:h>
      <text:p text:style-name="Text_20_body">This section will describe how to add new I/O systems to Proview.</text:p>
      <text:p text:style-name="Text_20_body">Adding a new I/O system requires knowledge of how to create classes in Proview, and baseknowledge of c programming.</text:p>
      <text:p text:style-name="Text_20_body">An I/O system can be added for a single project, for a number of projects, or for the Proview base system. In the latter case you have to install and build from the Proview source code.</text:p>
      <text:h text:style-name="Heading_20_2" text:outline-level="2" text:is-list-header="true">Overview</text:h>
      <text:p text:style-name="Text_20_body">The I/O handling in Proview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card mounted on the local PCI-bus, that communicates via a serial connection to slaves positioned in the plant. Each slave can contain modules of different type, e.g. one module with 4 Di channels, and one with 2 Ao channels. In this case the mastercard represents the agentlevel, the slaves the racklevel and the modules the card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object reside in the plant hierarchy and represents for example a sensor or an order to an actuator in the plant. As there is a physical <text:soft-page-break/>connection between the sensor in the plant and the channel on the I/O card, also the signalobjects are connected to the channel object. Plcprograms, HMI and applications refer to the signalobject that represents the component in the plant, <text:span text:style-name="T3">not</text:span> the channelobject, representing a channel on an I/O unit.</text:p>
      <text:h text:style-name="Heading_20_3" text:outline-level="3">Area objekt</text:h>
      <text:p text:style-name="Text_20_body">Values that are fetched from input units and values that are put out to output units are stored in special area objects. The area objects are created dynamically in runtime and reside in the systemvolume under the hei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values from the copy, calculated output signalvalues though, are written in the area object. </text:p>
      <text:h text:style-name="Heading_20_3" text:outline-level="3">I/O objects</text:h>
      <text:p text:style-name="Text_20_body">The configuration of the I/O is done in the node hierarchy below the $Node object. To each type of component in the I/O hier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red for the objects.</text:p>
      <text:p text:style-name="Text_20_body">A first initialization is made at start of the runtime environment, when the area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4">SigChanCon</text:span> attribute. Now the identity of the signal object is put into the channels <text:span text:style-name="T4">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text:soft-page-break/>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text:style-name="L2">
        <text:list-item>
          <text:p text:style-name="P23">creates a context.</text:p>
        </text:list-item>
        <text:list-item>
          <text:p text:style-name="P23">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23">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23">for every I/O objects that is inserted, the methods are identified, and pointers to the methodsfunctions are fetched. Also pointers to the object and the objects name, is inserted in the data structure.</text:p>
        </text:list-item>
        <text:list-item>
          <text:p text:style-name="P23">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When a soft restart is performed, a restart of the I/O handling is also performed. First the close methods are called, and then, during the time the restart lasts, the swap methods are called, and then the init-methods. The call to the swap methods are done by rt_io_comm.</text:p>
      <text:p text:style-name="Text_20_body"/>
      <text:p text:style-name="P8">io_init, function to initiate the framework</text:p>
      <text:p text:style-name="Code">pwr_tStatus io_init(</text:p>
      <text:p text:style-name="Code"><text:s text:c="2"/>io_mProcess <text:s text:c="2"/>process,</text:p>
      <text:p text:style-name="Code"><text:soft-page-break/><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14">i<text:span text:style-name="T11">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8">Data structure for an agent</text:p>
      <text:p text:style-name="Code">t<text:span text:style-name="T6">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8">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oft-page-break/><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8">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8">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class, but there are som common attributes (<text:span text:style-name="T4">Process</text:span>, <text:span text:style-name="T4">ThreadObject</text:span> and <text:span text:style-name="T4">Description</text:span>). In the $ClassDef objects, the <text:span text:style-name="T4">Flag </text:span>word should be stated if it is an agent, rack or card object, and the methods are defined with specific <text:span text:style-name="T2">Method </text:span>objects.</text:p>
      <text:p text:style-name="Text_20_body"><text:soft-page-break/>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objecs. If the channels are put as a vector or as individual attributes, depend on the how the reference in the plc documents should look. With an array you get an index starting from zero, with individual objecs you can control the naming of the attributes yourself.</text:p>
      <text:p text:style-name="Text_20_body">In the example below a baseclass is viewed in Fig <text:span text:style-name="T4">Example of a baseclass</text:span> and a subclass in Fig <text:span text:style-name="T4">Example of a cardclass with a superclass and 32 channel objects</text:span>. The baseclass Ssab_BaseDiCard contains all the attributes used by the I/O methods and the I/O framework. The subclass Ssab_DI32D contains the Super attribute with TypeRef Sasb_BaseDiCard, and 32 channelattributes of type ChanDi. As the index for this cardtype by tradition starts from 1, the channels are put as individual attributes, but they could also be an array of type ChanDi.</text:p>
      <text:p text:style-name="P8"><draw:frame draw:style-name="fr2" draw:name="graphics6" text:anchor-type="paragraph" svg:x="0.0626in" svg:y="0.1756in" svg:width="5.4583in" svg:height="4.7709in" draw:z-index="10"><draw:image xlink:href="Pictures/100000000000020C000001CAE7020527.gif" xlink:type="simple" xlink:show="embed" xlink:actuate="onLoad"/></draw:frame>Fig Example of a baseclass for a card</text:p>
      <text:p text:style-name="P8"><draw:frame draw:style-name="fr2" draw:name="graphics7" text:anchor-type="paragraph" svg:x="0.0311in" svg:y="0.1382in" svg:width="6.1665in" svg:height="8.2083in" draw:z-index="18"><draw:image xlink:href="Pictures/100000000000025000000314F4475CD8.gif" xlink:type="simple" xlink:show="embed" xlink:actuate="onLoad"/></draw:frame><text:soft-page-break/>Fig Example of a cardclass with a superclass an 32 channel objecs</text:p>
      <text:h text:style-name="Heading_20_3" text:outline-level="3">Flags</text:h>
      <text:p text:style-name="Text_20_body">In the <text:span text:style-name="T4">Flag </text:span>attribute of the $ClassDef object, the <text:span text:style-name="T4">IOAgent</text:span> bit should be se for agent classes, the <text:span text:style-name="T4">IORack </text:span>bit for rack classes and the <text:span text:style-name="T4">IOCard</text:span> bit for card classes.</text:p>
      <text:p text:style-name="Text_20_body"/>
      <text:p text:style-name="P8"><draw:frame draw:style-name="fr4" draw:name="graphics4" text:anchor-type="paragraph" svg:width="4.9063in" svg:height="3.3543in" draw:z-index="14"><draw:image xlink:href="Pictures/10000000000001D700000142A13C6A55.gif" xlink:type="simple" xlink:show="embed" xlink:actuate="onLoad"/></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int32. States which process should handle the unit.</text:p>
      <text:h text:style-name="Heading_20_4" text:outline-level="4">ThreadObject</text:h>
      <text:p text:style-name="Text_20_body">Attribute of type pwrs:Type-$Objid. States which thread in the plcprocess should handle the uing.</text:p>
      <text:p text:style-name="P8"><draw:frame draw:style-name="fr4" draw:name="graphics5" text:anchor-type="paragraph" svg:width="4.0835in" svg:height="0.8646in" draw:z-index="2"><draw:image xlink:href="Pictures/1000000000000188000000538FB945E1.gif" xlink:type="simple" xlink:show="embed" xlink:actuate="onLoad"/></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name and method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text:soft-page-break/>Agents</text:h>
      <text:p text:style-name="Text_20_body">For agents, $Method objects with the name IoAgentInit, IoAgentClose, IoAgentRead and IoAgentWrite are created.</text:p>
      <text:h text:style-name="Heading_20_4" text:outline-level="4">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8"><draw:frame draw:style-name="fr4" draw:name="graphics3" text:anchor-type="paragraph" svg:width="4.7083in" svg:height="2.1874in" draw:z-index="22"><draw:image xlink:href="Pictures/10000000000001C4000000D2BD89887D.gif" xlink:type="simple" xlink:show="embed" xlink:actuate="onLoad"/></draw:frame>Fig Method objects</text:p>
      <text:h text:style-name="Heading_20_4" text:outline-level="4">Connect-method for a ThreadObject</text:h>
      <text:p text:style-name="Text_20_body">When the thread object in attribute <text:span text:style-name="T4">ThreadObject</text:span> should be stated for an I/O object, it can be typed manually, but one can also specify a menu method that inserts the selected threadobject into the attribute. The method is activated from the popup menu of the I/O object in the configurator.</text:p>
      <text:p text:style-name="Text_20_body">The method is defined in the class description with a $Menu and a $MenuButton object, se <text:span text:style-name="T4">Fig Connect Metod</text:span>. Below the $ClassDef object a $Menu object with the name <text:span text:style-name="T4">ConfiguratorPoson</text:span> is placed. Below this, another $Menu object named <text:span text:style-name="T4">Pointed</text:span>, and below this a $MenuButton object named <text:span text:style-name="T4">Connect.</text:span> State <text:span text:style-name="T4">ButtonName</text:span> (text in the popup menu for the method), MethodName and FilterName. <text:s/>The method and the filter used is defined in the $Objid class. <text:span text:style-name="T4">MethodName</text:span> should be $Objid-Connect and <text:span text:style-name="T4">FilterName</text:span> $Objid-IsOkConnected.</text:p>
      <text:p text:style-name="Text_20_body"/>
      <text:p text:style-name="P8"><draw:frame draw:style-name="fr5" draw:name="graphics2" text:anchor-type="paragraph" svg:x="0.0055in" svg:y="0.1409in" svg:width="4.1043in" svg:height="1.8335in" draw:z-index="16"><draw:image xlink:href="Pictures/100000000000018A000000B09355E01A.gif" xlink:type="simple" xlink:show="embed" xlink:actuate="onLoad"/></draw:frame><text:soft-page-break/>Fig Connect meth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le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text:style-name="L3">
        <text:list-item>
          <text:p text:style-name="P24">Init-method is called at initialization of the I/O handling, i.e. at startup of the runtime environment and at soft restart.</text:p>
        </text:list-item>
        <text:list-item>
          <text:p text:style-name="P24">Close-method is called when the I/O handling is terminated, i.e. when the runtime environment is stopped or at a soft restart. </text:p>
        </text:list-item>
        <text:list-item>
          <text:p text:style-name="P24">Read-method is called cyclic when its time to read the input cards.</text:p>
        </text:list-item>
        <text:list-item>
          <text:p text:style-name="P24">Write-method is called cyclic when its time to put out values to the output cards.</text:p>
        </text:list-item>
        <text:list-item>
          <text:p text:style-name="P24">Swap-method is called during a soft restart. </text:p>
        </text:list-item>
      </text:list>
      <text:h text:style-name="Heading_20_4" text:outline-level="4">Local data structure</text:h>
      <text:p text:style-name="Text_20_body">In the datastructures io_sAgent, io_sRack and io_sCard there is an element, <text:span text:style-name="T4">Local,</text:span> where the method can store a pointer to local data for an I/O unit. Local data is allocated by the init-method and then available at each method call.</text:p>
      <text:h text:style-name="Heading_20_4" text:outline-level="4">Agent-Methods</text:h>
      <text:h text:style-name="Heading_20_5" text:outline-level="5">IoAgentInit</text:h>
      <text:p text:style-name="Text_20_body">Initialization method for an agent.</text:p>
      <text:p text:style-name="P15"/>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text:soft-page-break/>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Card-metoder</text:h>
      <text:h text:style-name="Heading_20_5" text:outline-level="5">IoCardInit</text:h>
      <text:p text:style-name="Code">static pwr_tStatus IoCardInit( io_tCtx <text:s text:c="6"/>ctx,</text:p>
      <text:p text:style-name="Code"><text:s text:c="31"/>io_sAgent <text:s text:c="4"/>*ap,</text:p>
      <text:p text:style-name="Code"><text:soft-page-break/><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 base system, or as a part of a project.</text:p>
      <text:h text:style-name="Heading_20_5" text:outline-level="5">Module in Proview base system</text:h>
      <text:p text:style-name="Text_20_body">If the I/O system are implemented as a module in the Proview base system, you create a file <text:span text:style-name="T7">lib/rt/src/rt_io_'modulename'.meth</text:span><text:span text:style-name="T2">,</text:span> and list all the classes that have registered methods in this file.</text:p>
      <text:h text:style-name="Heading_20_5" text:outline-level="5">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text:soft-page-break/>#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5">plc_'nodename'_'busnumber'.opt</text:span>, e.g. <text:span text:style-name="T5">plc_mynode_0517.opt</text:span>. The content of the file is sent as input data to the linker, ld, and you must also add the module with the methods of the class. In the example below these modules are supposed to be found in the archive <text:span text:style-name="T5">$pwrp_lib/libpwrp.a.</text:span></text:p>
      <text:p text:style-name="Code">$pwr_obj/rt_io_user.o -lpwrp</text:p>
      <text:h text:style-name="Heading_20_4" text:outline-level="4">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soft-page-break/><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soft-page-break/>{</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oft-page-break/><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oft-page-break/><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text:soft-page-break/></text:p>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text:soft-page-break/></text:p>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text:soft-page-break/>&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Step by step description</text:h>
      <text:p text:style-name="Text_20_body">This sections contains an example of how to attach an I/O system to Proview.</text:p>
      <text:p text:style-name="Text_20_body">The I/O system in the example is USB I/O manufactured by Motion Control. It consists of a card with 21 channels of different type.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volume, and insert rack and card classes into it. We will write I/O methods for the classes and link them to the plc program. We create I/O objects i the nodehierachy in the root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volumes, and first we have to create a classvolume in the project. The classvolume first has to registered in the GlobalVolumeList. We start the aministrator with</text:p>
      <text:p text:style-name="P10">&gt; pwra</text:p>
      <text:p text:style-name="Text_20_body">and opens the GlobalVolumeList by activating <text:span text:style-name="T4">File/Open/GlobalVolumeList </text:span><text:span text:style-name="T2">in the menu. We enter edit mode and create a VolumeReg object with the name </text:span><text:span text:style-name="T4">CVolMerk1</text:span><text:span text:style-name="T2">. The volume identity for user classvolumes should chosen in the interval 0.0.2-249.1-254 and we choose 0.0.99.20 as the identity for our classvolume. In the attribute Project the name of our project is stated, </text:span><text:span text:style-name="T4">mars2</text:span><text:span text:style-name="T2">.</text:span></text:p>
      <text:p text:style-name="P8"><draw:frame draw:style-name="fr1" draw:name="graphics12" text:anchor-type="paragraph" svg:x="0in" svg:y="0in" svg:width="6.6925in" svg:height="3.4807in" draw:z-index="20"><draw:image xlink:href="Pictures/1000000000000286000001506D765EDD.gif" xlink:type="simple" xlink:show="embed" xlink:actuate="onLoad"/></draw:frame><text:soft-page-break/>Fig Classvolume registration</text:p>
      <text:h text:style-name="Heading_20_5" text:outline-level="5">Open the classvolume</text:h>
      <text:p text:style-name="Text_20_body">Next step is to configure and create the classvolume in the project. This is done in the directory volume.</text:p>
      <text:p text:style-name="Text_20_body">We enter the directory volume</text:p>
      <text:p text:style-name="P10">&gt; pwrs</text:p>
      <text:p text:style-name="Text_20_body">in edit mode and create an object of type ClassVolumeConfig in the volumehierarchy. The object is named with the volumename CVolMerk1. After saving and leaving edit mode we can open the classvolume by activating <text:span text:style-name="T4">OpenClassEditor...</text:span> in the popup menu of the object.</text:p>
      <text:p text:style-name="P8"><draw:frame draw:style-name="fr6" draw:name="graphics13" text:anchor-type="paragraph" svg:width="6.6874in" svg:height="4.0728in" draw:z-index="23"><draw:image xlink:href="Pictures/100000000000028200000187EF689C82.gif" xlink:type="simple" xlink:show="embed" xlink:actuate="onLoad"/></draw:frame><text:soft-page-break/>Fig Configuration of the classvolume in the directory volume and start of classeditor</text:p>
      <text:p text:style-name="Text_20_body"/>
      <text:p text:style-name="Text_20_body">In the classeditor classes are defined with specific classdefinition objects. We are going to create two classes, a rack class, <text:span text:style-name="T4">MotionControl_USB</text:span> and a card class <text:span text:style-name="T4">MotionControl_USBIO</text:span>. </text:p>
      <text:p text:style-name="Text_20_body">Note! The class names has to be unic,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8"><draw:frame draw:style-name="fr7" draw:name="graphics14" text:anchor-type="paragraph" svg:width="6.6925in" svg:height="5.6409in" draw:z-index="13"><draw:image xlink:href="Pictures/100000000000029000000229318AE643.gif" xlink:type="simple" xlink:show="embed" xlink:actuate="onLoad"/></draw:frame>Fig The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8"><draw:frame draw:style-name="fr7" draw:name="graphics15" text:anchor-type="paragraph" svg:width="6.6925in" svg:height="4.0598in" draw:z-index="1"><draw:image xlink:href="Pictures/10000000000002900000018E2AEC0487.gif" xlink:type="simple" xlink:show="embed" xlink:actuate="onLoad"/></draw:frame><text:soft-page-break/>Fig Attribute object</text:p>
      <text:h text:style-name="Heading_20_5" text:outline-level="5">Create a card class</text:h>
      <text:p text:style-name="Text_20_body">There is a baseclass for card objects, <text:span text:style-name="T4">Basecomponent:BaseIOCard,</text:span> that we can use, and that contains the most common attributes in a card object. We create another $ClassDef object with the name MotionControl_USBIO, and set the IOCard and IO bits in the Flags attribute.</text:p>
      <text:p text:style-name="P8"><draw:frame draw:style-name="fr7" draw:name="graphics16" text:anchor-type="paragraph" svg:width="6.6925in" svg:height="5.6717in" draw:z-index="15"><draw:image xlink:href="Pictures/10000000000002900000022C43F9F929.gif" xlink:type="simple" xlink:show="embed" xlink:actuate="onLoad"/></draw:frame><text:soft-page-break/>Fig The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8"><draw:frame draw:style-name="fr7" draw:name="graphics17" text:anchor-type="paragraph" svg:width="6.6925in" svg:height="4.2335in" draw:z-index="3"><draw:image xlink:href="Pictures/10000000000002900000019F763A364E.gif" xlink:type="simple" xlink:show="embed" xlink:actuate="onLoad"/></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7" draw:name="graphics19" text:anchor-type="paragraph" svg:width="6.6925in" svg:height="4.939in" draw:z-index="17"><draw:image xlink:href="Pictures/10000000000002B3000001FEC2429221.gif" xlink:type="simple" xlink:show="embed" xlink:actuate="onLoad"/></draw:frame><text:soft-page-break/></text:p>
      <text:p text:style-name="P8">Fig Definition of an enumeration type</text:p>
      <text:p text:style-name="Text_20_body"/>
      <text:p text:style-name="Text_20_body">The type of the status attribute is set to the created status type, and in Flags, the bits <text:span text:style-name="T4">State</text:span> and <text:span text:style-name="T4">NoEdit</text:span> is set, as this attribute is not to be set in the configurator, but will be given a value in the runtime environment. </text:p>
      <text:p text:style-name="P8"><draw:frame draw:style-name="fr1" draw:name="graphics18" text:anchor-type="paragraph" svg:x="0in" svg:y="0.0457in" svg:width="6.6925in" svg:height="4.5134in" draw:z-index="19"><draw:image xlink:href="Pictures/10000000000002B3000001D27CC80E3B.gif" xlink:type="simple" xlink:show="embed" xlink:actuate="onLoad"/></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sheet, and set Process to 1. We also set MaxNoOfChannels to 21, as this card has 21 channels.</text:p>
      <text:p text:style-name="P8"><draw:frame draw:style-name="fr7" draw:name="graphics20" text:anchor-type="paragraph" svg:width="6.6925in" svg:height="4.5374in" draw:z-index="7"><draw:image xlink:href="Pictures/10000000000002BE000001DC2656FB2C.gif" xlink:type="simple" xlink:show="embed" xlink:actuate="onLoad"/></draw:frame><text:soft-page-break/>Fig Template object</text:p>
      <text:p text:style-name="Text_20_body">Next step is to add the methods to the class description. While the card contains both inputs and outputs, we need to create Init, Close, Read and Write methods. These will be configured with method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red in the c-code, i.e. “MotionControl_USBIO-IoCardInit”, etc. </text:p>
      <text:p text:style-name="P8"><draw:frame draw:style-name="fr7" draw:name="graphics21" text:anchor-type="paragraph" svg:width="6.6925in" svg:height="4.7929in" draw:z-index="5"><draw:image xlink:href="Pictures/10000000000002D600000208A3D68DD9.gif" xlink:type="simple" xlink:show="embed" xlink:actuate="onLoad"/></draw:frame><text:soft-page-break/>Fig I/O method configuration</text:p>
      <text:p text:style-name="P8"/>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volume by activating <text:span text:style-name="T4">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10">&gt; tar -xvzf usbio.tar.tz</text:p>
      <text:p text:style-name="Text_20_body">Build the driver with make</text:p>
      <text:p text:style-name="P10">&gt; cd usbio/driver/linux-2.6</text:p>
      <text:p text:style-name="P10">&gt; make</text:p>
      <text:p text:style-name="Text_20_body">Install the driver <text:span text:style-name="T5">usbio.ko </text:span>as root</text:p>
      <text:p text:style-name="P10">&gt; insmod usbio.ko</text:p>
      <text:p text:style-name="Text_20_body">Allow all users to read and write to the driver</text:p>
      <text:p text:style-name="P10">&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src.</text:p>
      <text:p text:style-name="Text_20_body">As Proview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8">ra_io_m_motioncontrol_usbio.c</text:p>
      <text:p text:style-name="Code">/* </text:p>
      <text:p text:style-name="Code"><text:s/>* Proview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text:soft-page-break/></text:p>
      <text:p text:style-name="Code"><text:s text:c="2"/>// Configure 4 Do and 4 Di on Port A</text:p>
      <text:p text:style-name="Code"><text:s/><text:span text:style-name="T5"><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soft-page-break/><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oft-page-break/><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oft-page-break/><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red. This is done by creating the file <text:span text:style-name="T5">$pwrp_src/rt_io_user.c</text:span>. You use the macros pwr_BindIoUserMethods and pwr_BindIoUserClass for each class that contains methods.</text:p>
      <text:p text:style-name="P8">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src, $<text:span text:style-name="T5">pwrp_src/makefile</text:span>. This will compile <text:span text:style-name="T5">ra_io_m_motioncontro_usbio.c</text:span> and <text:span text:style-name="T5">rt_io_user.c</text:span>, and place the object modules on the directory $pwrp_obj.</text:p>
      <text:p text:style-name="P8">makefile</text:p>
      <text:p text:style-name="Code">mars2_top : mars2</text:p>
      <text:p text:style-name="Code"/>
      <text:p text:style-name="Code">include $(pwr_exe)/pwrp_rules.mk</text:p>
      <text:p text:style-name="Code"><text:soft-page-break/></text:p>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ink file</text:h>
      <text:p text:style-name="Text_20_body">We choose to call the methods from the plc process, and have to link the plc program with the object modules of the methods. To do this, we create a link file on $pwrp_exe. We also have to add the archive with the USB I/O driver API, <text:span text:style-name="T5">libusbio.a</text:span>. The name fo the link file contains nodename and busnumber.</text:p>
      <text:p text:style-name="P8">plc_mars2_0507.opt</text:p>
      <text:p text:style-name="Code">$pwrp_obj/rt_io_user.o $pwrp_obj/ra_io_m_motioncontrol_usbio.o -lusbio</text:p>
      <text:h text:style-name="Heading_20_4" text:outline-level="4">Configure the node hierarchy</text:h>
      <text:p text:style-name="Text_20_body">Now its time to configure the I/O objects in the node hierarchy with objects of the classes that we have created.</text:p>
      <text:p text:style-name="Text_20_body">The rootvolume in our project is VolMerk1 and we open the configurator with</text:p>
      <text:p text:style-name="P10">&gt; pwrs volmerk1</text:p>
      <text:p text:style-name="Text_20_body">In the palette to the left, under the map AllClasses we find the classvolme of the project, and under this the two classes for the USB I/O that we have created. Below the $Node object we place a rack-object of class MotionControl_USB, and below this a card object of class MotionControl_USBIO. As the channelobjects are not internal objects in the cardobject, we have to create channel objects for the channels that we are going to use, below the card object. See the result in <text:span text:style-name="T4">Fig The Nodehierarchy</text:span>.</text:p>
      <text:p text:style-name="P8"><draw:frame draw:style-name="fr1" draw:name="graphics22" text:anchor-type="paragraph" svg:x="0in" svg:y="0.189in" svg:width="6.6925in" svg:height="7.0362in" draw:z-index="21"><draw:image xlink:href="Pictures/10000000000002A9000002CC5F7A0C1E.gif" xlink:type="simple" xlink:show="embed" xlink:actuate="onLoad"/></draw:frame><text:soft-page-break/>Fig The Node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4">Fig Ai channel</text:span>.</text:p>
      <text:p text:style-name="Text_20_body"><draw:frame draw:style-name="fr7" draw:name="graphics23" text:anchor-type="paragraph" svg:width="6.6925in" svg:height="5.6772in" draw:z-index="9"><draw:image xlink:href="Pictures/100000000000028D0000022A29636F70.gif" xlink:type="simple" xlink:show="embed" xlink:actuate="onLoad"/></draw:frame><text:soft-page-break/></text:p>
      <text:p text:style-name="P8">Fig Ai channel</text:p>
      <text:p text:style-name="Text_20_body">When reading the Ao channels, you receive the signal value 0-5 V, and a configuration for ActualValue range 0-100 can be seen in <text:span text:style-name="T4">Fig Ao channel</text:span>.</text:p>
      <text:p text:style-name="P8"><draw:frame draw:style-name="fr7" draw:name="graphics24" text:anchor-type="paragraph" svg:width="6.6925in" svg:height="5.6772in" draw:z-index="11"><draw:image xlink:href="Pictures/100000000000028D0000022AD1F4CE16.gif" xlink:type="simple" xlink:show="embed" xlink:actuate="onLoad"/></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margin-top="0.5193in" fo:margin-bottom="0.5547in"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OSystem" style:family="paragraph" style:parent-style-name="Heading_20_2" style:next-style-name="Text_20_body" style:class="text" style:master-page-name="">
      <style:paragraph-properties fo:margin-top="0.1654in" fo:margin-bottom="0.2008in" style:page-number="auto" fo:break-before="page"/>
      <style:text-properties fo:font-size="24pt"/>
    </style:style>
    <style:style style:name="Code" style:family="paragraph" style:parent-style-name="Text_20_body" style:next-style-name="Text_20_body" style:master-page-name="">
      <style:paragraph-properties fo:margin-top="0in" fo:margin-bottom="0in"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6-04T07:08:33</meta:creation-date>
    <dc:date>2010-01-22T17:03:58</dc:date>
    <dc:language>en-US</dc:language>
    <meta:editing-cycles>123</meta:editing-cycles>
    <meta:editing-duration>P10DT8H28M39S</meta:editing-duration>
    <meta:user-defined meta:name="Info 1"/>
    <meta:user-defined meta:name="Info 2"/>
    <meta:user-defined meta:name="Info 3"/>
    <meta:user-defined meta:name="Info 4"/>
    <meta:document-statistic meta:table-count="9" meta:image-count="28" meta:object-count="0" meta:page-count="68" meta:paragraph-count="1497" meta:word-count="13764" meta:character-count="85450"/>
  </office:meta>
</office:document-meta>
</file>